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" svg:font-family="OpenSymbol"/>
    <style:font-face style:name="Arial2" svg:font-family="Arial" style:font-family-generic="swiss"/>
    <style:font-face style:name="Liberation Sans2" svg:font-family="'Liberation Sans'" style:font-family-generic="swiss"/>
    <style:font-face style:name="Mangal2" svg:font-family="Mangal" style:font-pitch="variable"/>
    <style:font-face style:name="Microsoft YaHei2" svg:font-family="'Microsoft YaHei'" style:font-pitch="variable"/>
    <style:font-face style:name="OpenSymbol1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/>
    </style:style>
    <style:style style:name="gr2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42cm" fo:padding-top="0.125cm" fo:padding-bottom="0.125cm" fo:padding-left="0.25cm" fo:padding-right="0.25cm" fo:wrap-option="wrap" draw:shadow="hidden" draw:shadow-offset-x="0.199cm" draw:shadow-offset-y="0.199cm" draw:shadow-color="#808080"/>
      <style:paragraph-properties style:writing-mode="lr-tb"/>
    </style:style>
    <style:style style:name="gr3" style:family="graphic" style:parent-style-name="standard">
      <style:graphic-properties draw:stroke="solid" svg:stroke-width="0.049cm" svg:stroke-color="#3465a4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1.468cm" fo:min-width="1.218cm" fo:padding-top="0.15cm" fo:padding-bottom="0.15cm" fo:padding-left="0.275cm" fo:padding-right="0.275cm" fo:wrap-option="wrap" draw:shadow="hidden" draw:shadow-offset-x="0.199cm" draw:shadow-offset-y="0.199cm" draw:shadow-color="#808080"/>
    </style:style>
    <style:style style:name="gr4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104cm" fo:min-width="0cm" fo:padding-top="0.125cm" fo:padding-bottom="0.125cm" fo:padding-left="0.25cm" fo:padding-right="0.25cm" fo:wrap-option="wrap" draw:shadow="hidden" draw:shadow-offset-x="0.199cm" draw:shadow-offset-y="0.199cm" draw:shadow-color="#808080"/>
    </style:style>
    <style:style style:name="gr5" style:family="graphic" style:parent-style-name="standard">
      <style:graphic-properties draw:stroke="solid" svg:stroke-width="0.049cm" svg:stroke-color="#3465a4" draw:marker-start="" draw:marker-start-width="0.355cm" draw:marker-start-center="false" draw:marker-end="Arrowheads_20_4" draw:marker-end-width="0.275cm" draw:marker-end-center="false" draw:fill="none" draw:fill-color="#729fcf" draw:textarea-horizontal-align="justify" draw:textarea-vertical-align="middle" fo:padding-top="0.15cm" fo:padding-bottom="0.15cm" fo:padding-left="0.275cm" fo:padding-right="0.275cm" fo:wrap-option="wrap" draw:shadow="hidden" draw:shadow-offset-x="0.199cm" draw:shadow-offset-y="0.199cm" draw:shadow-color="#808080"/>
    </style:style>
    <style:style style:name="gr6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1cm" fo:padding-top="0.125cm" fo:padding-bottom="0.125cm" fo:padding-left="0.25cm" fo:padding-right="0.25cm" fo:wrap-option="wrap" draw:shadow="hidden" draw:shadow-offset-x="0.199cm" draw:shadow-offset-y="0.199cm" draw:shadow-color="#808080"/>
      <style:paragraph-properties style:writing-mode="lr-tb"/>
    </style:style>
    <style:style style:name="gr7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3cm" fo:padding-top="0.125cm" fo:padding-bottom="0.125cm" fo:padding-left="0.25cm" fo:padding-right="0.25cm" fo:wrap-option="wrap" draw:shadow="hidden" draw:shadow-offset-x="0.199cm" draw:shadow-offset-y="0.199cm" draw:shadow-color="#808080"/>
      <style:paragraph-properties style:writing-mode="lr-tb"/>
    </style:style>
    <style:style style:name="gr8" style:family="graphic" style:parent-style-name="standard">
      <style:graphic-properties draw:stroke="solid" svg:stroke-width="0.049cm" svg:stroke-color="#bf0041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3.236cm" fo:min-width="2.986cm" fo:padding-top="0.15cm" fo:padding-bottom="0.15cm" fo:padding-left="0.275cm" fo:padding-right="0.275cm" fo:wrap-option="wrap" draw:shadow="hidden" draw:shadow-offset-x="0.199cm" draw:shadow-offset-y="0.199cm" draw:shadow-color="#808080"/>
    </style:style>
    <style:style style:name="gr9" style:family="graphic" style:parent-style-name="standard">
      <style:graphic-properties svg:stroke-width="0.05cm" svg:stroke-color="#ff8000" draw:marker-start-width="0.28cm" draw:marker-end-width="0.28cm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solid" svg:stroke-width="0.049cm" svg:stroke-color="#bf0041" draw:marker-start="" draw:marker-start-width="0.355cm" draw:marker-start-center="false" draw:marker-end="Arrowheads_20_4" draw:marker-end-width="0.275cm" draw:marker-end-center="false" draw:fill="none" draw:fill-color="#729fcf" draw:textarea-horizontal-align="justify" draw:textarea-vertical-align="middle" fo:padding-top="0.15cm" fo:padding-bottom="0.15cm" fo:padding-left="0.275cm" fo:padding-right="0.275cm" fo:wrap-option="wrap" draw:shadow="hidden" draw:shadow-offset-x="0.199cm" draw:shadow-offset-y="0.199cm" draw:shadow-color="#808080"/>
    </style:style>
    <style:style style:name="gr11" style:family="graphic" style:parent-style-name="standard">
      <style:graphic-properties draw:stroke="solid" svg:stroke-width="0.049cm" svg:stroke-color="#ff8000" draw:marker-start="" draw:marker-start-width="0.355cm" draw:marker-start-center="false" draw:marker-end="Arrowheads_20_4" draw:marker-end-width="0.275cm" draw:marker-end-center="false" draw:fill="none" draw:fill-color="#729fcf" draw:textarea-horizontal-align="justify" draw:textarea-vertical-align="middle" fo:padding-top="0.15cm" fo:padding-bottom="0.15cm" fo:padding-left="0.275cm" fo:padding-right="0.275cm" fo:wrap-option="wrap" draw:shadow="hidden" draw:shadow-offset-x="0.199cm" draw:shadow-offset-y="0.199cm" draw:shadow-color="#808080"/>
    </style:style>
    <style:style style:name="gr12" style:family="graphic" style:parent-style-name="standard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199cm" draw:shadow-offset-y="0.199cm" draw:shadow-color="#808080"/>
    </style:style>
    <style:style style:name="gr13" style:family="graphic" style:parent-style-name="objectwithoutfill">
      <style:graphic-properties svg:stroke-width="0.05cm" svg:stroke-color="#000000" draw:marker-start-width="0.28cm" draw:marker-end="Arrowheads_20_8" draw:marker-end-width="0.28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cm" svg:stroke-color="#000000" draw:marker-start="Arrowheads_20_10" draw:marker-start-width="0.28cm" draw:marker-end="" draw:marker-end-width="0.28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color="#000000" draw:marker-end="Arrowheads_20_11" draw:fill="none" draw:textarea-vertical-align="middle"/>
    </style:style>
    <style:style style:name="gr16" style:family="graphic" style:parent-style-name="standard">
      <style:graphic-properties draw:stroke="solid" svg:stroke-width="0.049cm" svg:stroke-color="#bf0041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1.468cm" fo:min-width="1.218cm" fo:padding-top="0.15cm" fo:padding-bottom="0.15cm" fo:padding-left="0.275cm" fo:padding-right="0.275cm" fo:wrap-option="wrap" draw:shadow="hidden" draw:shadow-offset-x="0.199cm" draw:shadow-offset-y="0.199cm" draw:shadow-color="#808080"/>
    </style:style>
    <style:style style:name="gr17" style:family="graphic" style:parent-style-name="standard">
      <style:graphic-properties draw:stroke="solid" svg:stroke-width="0.049cm" svg:stroke-color="#3465a4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3.236cm" fo:min-width="2.986cm" fo:padding-top="0.15cm" fo:padding-bottom="0.15cm" fo:padding-left="0.275cm" fo:padding-right="0.275cm" fo:wrap-option="wrap" draw:shadow="hidden" draw:shadow-offset-x="0.199cm" draw:shadow-offset-y="0.199cm" draw:shadow-color="#808080"/>
    </style:style>
    <style:style style:name="gr18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49cm" fo:padding-top="0.125cm" fo:padding-bottom="0.125cm" fo:padding-left="0.25cm" fo:padding-right="0.25cm" fo:wrap-option="wrap" draw:shadow="hidden" draw:shadow-offset-x="0.199cm" draw:shadow-offset-y="0.199cm" draw:shadow-color="#808080"/>
      <style:paragraph-properties style:writing-mode="lr-tb"/>
    </style:style>
    <style:style style:name="gr19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95cm" fo:padding-top="0.125cm" fo:padding-bottom="0.125cm" fo:padding-left="0.25cm" fo:padding-right="0.25cm" fo:wrap-option="wrap" draw:shadow="hidden" draw:shadow-offset-x="0.199cm" draw:shadow-offset-y="0.199cm" draw:shadow-color="#808080"/>
      <style:paragraph-properties style:writing-mode="lr-tb"/>
    </style:style>
    <style:style style:name="gr20" style:family="graphic" style:parent-style-name="objectwithoutfill">
      <style:graphic-properties svg:stroke-width="0.05cm" svg:stroke-color="#000000" draw:marker-start="Arrowheads_20_9" draw:marker-start-width="0.28cm" draw:marker-end="" draw:marker-end-width="0.28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indent="0cm" style:writing-mode="lr-tb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Arial2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Arial2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Arial" fo:font-size="10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pt" fo:font-weight="bold" style:font-size-asian="18pt" style:font-size-complex="18pt"/>
    </style:style>
    <style:style style:name="T6" style:family="text">
      <style:text-properties style:text-position="sub 58%"/>
    </style:style>
    <style:style style:name="T7" style:family="text">
      <style:text-properties style:text-position="sub 58%"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2cm" svg:y1="13.75cm" svg:x2="11.614cm" svg:y2="14.442cm">
            <text:p/>
          </draw:line>
          <draw:frame draw:style-name="gr2" draw:text-style-name="P3" draw:layer="layout" svg:width="2.82cm" svg:height="0.645cm" svg:x="11.503cm" svg:y="13.22cm">
            <draw:text-box>
              <text:p text:style-name="P2">Transfer orbits</text:p>
            </draw:text-box>
          </draw:frame>
          <draw:line draw:style-name="gr1" draw:text-style-name="P1" draw:layer="layout" svg:x1="13.805cm" svg:y1="13.722cm" svg:x2="14.215cm" svg:y2="14.457cm">
            <text:p/>
          </draw:line>
          <draw:g>
            <draw:custom-shape draw:style-name="gr3" draw:text-style-name="P1" draw:layer="layout" svg:width="2.5cm" svg:height="2.5cm" svg:x="8.75cm" svg:y="14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4" draw:layer="layout" svg:width="0.5cm" svg:height="0.5cm" svg:x="9.761cm" svg:y="15.7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1" draw:layer="layout" svg:x1="11.244cm" svg:y1="16.064cm" svg:x2="11.244cm" svg:y2="15.814cm">
              <text:p/>
            </draw:line>
            <draw:frame draw:style-name="gr6" draw:text-style-name="P6" draw:layer="layout" svg:width="1.094cm" svg:height="0.701cm" svg:x="10.956cm" svg:y="17.244cm">
              <draw:text-box>
                <text:p text:style-name="P5"><text:span text:style-name="T1">Δ</text:span><text:span text:style-name="T2">v</text:span><text:span text:style-name="T3">P</text:span></text:p>
              </draw:text-box>
            </draw:frame>
            <draw:frame draw:style-name="gr7" draw:text-style-name="P3" draw:layer="layout" svg:width="2.294cm" svg:height="0.703cm" svg:x="8.853cm" svg:y="18.455cm">
              <draw:text-box>
                <text:p text:style-name="P7"><text:span text:style-name="T4">Target orbit</text:span></text:p>
              </draw:text-box>
            </draw:frame>
            <draw:custom-shape draw:style-name="gr8" draw:text-style-name="P1" draw:layer="layout" svg:width="5cm" svg:height="5cm" svg:x="7.5cm" svg:y="13.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ellipse draw:style-name="gr9" draw:text-style-name="P8" draw:layer="layout" svg:width="3.7cm" svg:height="3.75cm" svg:x="8.15cm" svg:y="13.497cm" draw:kind="arc" draw:start-angle="269.32" draw:end-angle="90.49">
              <text:p/>
            </draw:ellipse>
            <draw:line draw:style-name="gr10" draw:text-style-name="P1" draw:layer="layout" svg:x1="12.496cm" svg:y1="16.069cm" svg:x2="12.496cm" svg:y2="15.819cm">
              <text:p/>
            </draw:line>
            <draw:frame draw:style-name="gr7" draw:text-style-name="P3" draw:layer="layout" svg:width="2.294cm" svg:height="0.703cm" svg:x="8.853cm" svg:y="14.187cm">
              <draw:text-box>
                <text:p text:style-name="P7"><text:span text:style-name="T4">Initial orbit</text:span></text:p>
              </draw:text-box>
            </draw:frame>
            <draw:line draw:style-name="gr11" draw:text-style-name="P1" draw:layer="layout" svg:x1="11.844cm" svg:y1="15.433cm" svg:x2="11.844cm" svg:y2="15.183cm">
              <text:p/>
            </draw:line>
            <draw:custom-shape draw:style-name="gr12" draw:text-style-name="P9" draw:layer="layout" svg:width="0.251cm" svg:height="0.251cm" svg:x="9.875cm" svg:y="17.1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9" draw:layer="layout" svg:width="0.251cm" svg:height="0.251cm" svg:x="9.875cm" svg:y="13.3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10" draw:layer="layout" svg:x1="10cm" svg:y1="17.25cm" svg:x2="11.75cm" svg:y2="17.25cm">
              <text:p/>
            </draw:line>
            <draw:line draw:style-name="gr14" draw:text-style-name="P10" draw:layer="layout" svg:x1="8.75cm" svg:y1="13.5cm" svg:x2="10cm" svg:y2="13.5cm">
              <text:p/>
            </draw:line>
            <draw:frame draw:style-name="gr7" draw:text-style-name="P3" draw:layer="layout" svg:width="0.925cm" svg:height="0.703cm" svg:x="9.538cm" svg:y="17.273cm">
              <draw:text-box>
                <text:p text:style-name="P2">P</text:p>
              </draw:text-box>
            </draw:frame>
            <draw:frame draw:style-name="gr7" draw:text-style-name="P3" draw:layer="layout" svg:width="0.925cm" svg:height="0.703cm" svg:x="9.539cm" svg:y="12.862cm">
              <draw:text-box>
                <text:p text:style-name="P2">A</text:p>
              </draw:text-box>
            </draw:frame>
            <draw:frame draw:style-name="gr6" draw:text-style-name="P6" draw:layer="layout" svg:width="1.094cm" svg:height="0.701cm" svg:x="8.556cm" svg:y="12.833cm">
              <draw:text-box>
                <text:p text:style-name="P5"><text:span text:style-name="T1">Δ</text:span><text:span text:style-name="T2">v</text:span><text:span text:style-name="T3">A</text:span></text:p>
              </draw:text-box>
            </draw:frame>
            <draw:line draw:style-name="gr15" draw:text-style-name="P10" draw:layer="layout" svg:x1="10cm" svg:y1="16cm" svg:x2="7.922cm" svg:y2="17.399cm">
              <text:p/>
            </draw:line>
            <draw:line draw:style-name="gr15" draw:text-style-name="P10" draw:layer="layout" svg:x1="10.001cm" svg:y1="16cm" svg:x2="8.824cm" svg:y2="15.595cm">
              <text:p/>
            </draw:line>
            <draw:frame draw:style-name="gr6" draw:text-style-name="P6" draw:layer="layout" svg:width="0.82cm" svg:height="0.701cm" svg:x="7.97cm" svg:y="16.531cm">
              <draw:text-box>
                <text:p text:style-name="P5"><text:span text:style-name="T1">r</text:span><text:span text:style-name="T3">T</text:span></text:p>
              </draw:text-box>
            </draw:frame>
            <draw:frame draw:style-name="gr6" draw:text-style-name="P6" draw:layer="layout" svg:width="0.82cm" svg:height="0.701cm" svg:x="8.99cm" svg:y="15.21cm">
              <draw:text-box>
                <text:p text:style-name="P5"><text:span text:style-name="T1">r</text:span><text:span text:style-name="T3">S</text:span></text:p>
              </draw:text-box>
            </draw:frame>
          </draw:g>
          <draw:custom-shape draw:style-name="gr16" draw:text-style-name="P1" draw:layer="layout" svg:width="2.5cm" svg:height="2.5cm" svg:x="14.499cm" svg:y="14.7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5cm" svg:height="0.5cm" svg:x="15.496cm" svg:y="15.7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16.995cm" svg:y1="16.068cm" svg:x2="16.995cm" svg:y2="15.818cm">
            <text:p/>
          </draw:line>
          <draw:frame draw:style-name="gr7" draw:text-style-name="P3" draw:layer="layout" svg:width="2.294cm" svg:height="0.703cm" svg:x="14.602cm" svg:y="14.191cm">
            <draw:text-box>
              <text:p text:style-name="P2">Target orbit</text:p>
            </draw:text-box>
          </draw:frame>
          <draw:frame draw:style-name="gr7" draw:text-style-name="P3" draw:layer="layout" svg:width="0.925cm" svg:height="0.703cm" svg:x="15.287cm" svg:y="17.277cm">
            <draw:text-box>
              <text:p text:style-name="P2">P</text:p>
            </draw:text-box>
          </draw:frame>
          <draw:custom-shape draw:style-name="gr17" draw:text-style-name="P1" draw:layer="layout" svg:width="5cm" svg:height="5cm" svg:x="13.249cm" svg:y="13.5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1" draw:layer="layout" svg:x1="18.251cm" svg:y1="16.073cm" svg:x2="18.251cm" svg:y2="15.823cm">
            <text:p/>
          </draw:line>
          <draw:line draw:style-name="gr11" draw:text-style-name="P1" draw:layer="layout" svg:x1="13.947cm" svg:y1="15.238cm" svg:x2="13.947cm" svg:y2="15.488cm">
            <text:p/>
          </draw:line>
          <draw:frame draw:style-name="gr7" draw:text-style-name="P3" draw:layer="layout" svg:width="2.294cm" svg:height="0.703cm" svg:x="14.602cm" svg:y="18.459cm">
            <draw:text-box>
              <text:p text:style-name="P2">Initial orbit</text:p>
            </draw:text-box>
          </draw:frame>
          <draw:line draw:style-name="gr13" draw:text-style-name="P10" draw:layer="layout" svg:x1="15.749cm" svg:y1="13.504cm" svg:x2="16.999cm" svg:y2="13.504cm">
            <text:p/>
          </draw:line>
          <draw:frame draw:style-name="gr7" draw:text-style-name="P3" draw:layer="layout" svg:width="0.925cm" svg:height="0.703cm" svg:x="15.287cm" svg:y="12.865cm">
            <draw:text-box>
              <text:p text:style-name="P2">A</text:p>
            </draw:text-box>
          </draw:frame>
          <draw:frame draw:style-name="gr18" draw:text-style-name="P6" draw:layer="layout" svg:width="1.3cm" svg:height="0.645cm" svg:x="13.649cm" svg:y="17.249cm">
            <draw:text-box>
              <text:p text:style-name="P11">-Δ<text:span text:style-name="T5">v</text:span><text:span text:style-name="T6">P</text:span></text:p>
            </draw:text-box>
          </draw:frame>
          <draw:frame draw:style-name="gr19" draw:text-style-name="P6" draw:layer="layout" svg:width="1.244cm" svg:height="0.645cm" svg:x="16.155cm" svg:y="12.838cm">
            <draw:text-box>
              <text:p text:style-name="P11">-Δ<text:span text:style-name="T5">v</text:span><text:span text:style-name="T7">A</text:span></text:p>
            </draw:text-box>
          </draw:frame>
          <draw:line draw:style-name="gr15" draw:text-style-name="P10" draw:layer="layout" svg:x1="15.749cm" svg:y1="16.004cm" svg:x2="17.724cm" svg:y2="17.57cm">
            <text:p/>
          </draw:line>
          <draw:line draw:style-name="gr15" draw:text-style-name="P10" draw:layer="layout" svg:x1="15.749cm" svg:y1="16.004cm" svg:x2="16.898cm" svg:y2="15.5cm">
            <text:p/>
          </draw:line>
          <draw:frame draw:style-name="gr6" draw:text-style-name="P6" draw:layer="layout" svg:width="0.82cm" svg:height="0.701cm" svg:x="16.045cm" svg:y="15.144cm">
            <draw:text-box>
              <text:p text:style-name="P11">r<text:span text:style-name="T7">T</text:span></text:p>
            </draw:text-box>
          </draw:frame>
          <draw:frame draw:style-name="gr6" draw:text-style-name="P6" draw:layer="layout" svg:width="0.82cm" svg:height="0.701cm" svg:x="17.033cm" svg:y="16.693cm">
            <draw:text-box>
              <text:p text:style-name="P11">r<text:span text:style-name="T6">S</text:span></text:p>
            </draw:text-box>
          </draw:frame>
          <draw:ellipse draw:style-name="gr9" draw:text-style-name="P8" draw:layer="layout" svg:width="3.7cm" svg:height="3.75cm" svg:x="13.949cm" svg:y="13.517cm" draw:kind="arc" draw:start-angle="90.24" draw:end-angle="269.75">
            <text:p/>
          </draw:ellipse>
          <draw:custom-shape draw:style-name="gr12" draw:text-style-name="P9" draw:layer="layout" svg:width="0.251cm" svg:height="0.251cm" svg:x="15.624cm" svg:y="17.1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9" draw:layer="layout" svg:width="0.251cm" svg:height="0.251cm" svg:x="15.624cm" svg:y="13.3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10" draw:layer="layout" svg:x1="13.999cm" svg:y1="17.254cm" svg:x2="15.749cm" svg:y2="17.254cm">
            <text:p/>
          </draw:lin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" svg:font-family="OpenSymbol"/>
    <style:font-face style:name="Arial2" svg:font-family="Arial" style:font-family-generic="swiss"/>
    <style:font-face style:name="Liberation Sans2" svg:font-family="'Liberation Sans'" style:font-family-generic="swiss"/>
    <style:font-face style:name="Mangal2" svg:font-family="Mangal" style:font-pitch="variable"/>
    <style:font-face style:name="Microsoft YaHei2" svg:font-family="'Microsoft YaHei'" style:font-pitch="variable"/>
    <style:font-face style:name="OpenSymbol1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4" draw:display-name="Arrowheads 4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0T17:47:06.595000000</meta:creation-date>
    <dc:date>2022-04-10T23:54:24.355000000</dc:date>
    <meta:editing-duration>PT3H9M4S</meta:editing-duration>
    <meta:editing-cycles>9</meta:editing-cycles>
    <meta:generator>LibreOffice/7.0.4.2$Windows_X86_64 LibreOffice_project/dcf040e67528d9187c66b2379df5ea4407429775</meta:generator>
    <meta:document-statistic meta:object-count="47"/>
  </office:meta>
</office:document-meta>
</file>